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3944f"/>
    </style:style>
    <style:style style:name="P5" style:family="paragraph" style:parent-style-name="List_20_Paragraph">
      <style:text-properties officeooo:rsid="001db8d8" officeooo:paragraph-rsid="00250367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1f32d7" officeooo:paragraph-rsid="001f32d7"/>
    </style:style>
    <style:style style:name="P7" style:family="paragraph" style:parent-style-name="List_20_Paragraph">
      <style:text-properties fo:font-weight="normal" officeooo:rsid="00216096" officeooo:paragraph-rsid="00216096" style:font-weight-asian="normal" style:font-weight-complex="normal"/>
    </style:style>
    <style:style style:name="P8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9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10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1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2" style:family="paragraph" style:parent-style-name="List_20_Paragraph">
      <style:text-properties fo:font-weight="normal" officeooo:rsid="0026a964" officeooo:paragraph-rsid="0026a964" style:font-weight-asian="normal" style:font-weight-complex="normal"/>
    </style:style>
    <style:style style:name="P13" style:family="paragraph" style:parent-style-name="List_20_Paragraph">
      <style:text-properties fo:font-weight="bold" officeooo:rsid="0020e460" officeooo:paragraph-rsid="001db8d8" style:font-weight-asian="bold" style:font-weight-complex="bold"/>
    </style:style>
    <style:style style:name="P14" style:family="paragraph" style:parent-style-name="List_20_Paragraph">
      <style:text-properties officeooo:rsid="0026a964" officeooo:paragraph-rsid="0026a964"/>
    </style:style>
    <style:style style:name="P15" style:family="paragraph" style:parent-style-name="Standard">
      <style:text-properties style:text-line-through-style="none" style:text-line-through-type="none" fo:font-weight="bold" style:font-weight-asian="bold"/>
    </style:style>
    <style:style style:name="P16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7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officeooo:rsid="001f32d7"/>
    </style:style>
    <style:style style:name="T6" style:family="text">
      <style:text-properties officeooo:rsid="0020e460"/>
    </style:style>
    <style:style style:name="T7" style:family="text">
      <style:text-properties fo:font-weight="normal" officeooo:rsid="00224925" style:font-weight-asian="normal" style:font-weight-complex="normal"/>
    </style:style>
    <style:style style:name="T8" style:family="text">
      <style:text-properties style:font-name="Verdana" fo:font-size="14pt" style:text-underline-style="none" style:font-size-asian="14pt" style:font-size-complex="14pt"/>
    </style:style>
    <style:style style:name="T9" style:family="text">
      <style:text-properties style:font-name="Verdana" fo:font-size="14pt" style:text-underline-style="none" officeooo:rsid="0020e46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8">Ajustes </text:span><text:span text:style-name="T9">terceira</text:span><text:span text:style-name="T8"> parte mokbeats</text:span></text:p>
      <text:p text:style-name="P1"/>
      <text:p text:style-name="P2">assinatura pagina – <text:span text:style-name="T2">OK</text:span></text:p>
      <text:p text:style-name="P13"/>
      <text:p text:style-name="P8">finalizar compra pagina – <text:span text:style-name="T1">O</text:span><text:span text:style-name="T2">K</text:span></text:p>
      <text:p text:style-name="P7"/>
      <text:p text:style-name="P7">entre em contato pagina</text:p>
      <text:p text:style-name="P2"/>
      <text:p text:style-name="P4">pedidos pagina<text:span text:style-name="T7"> – </text:span><text:span text:style-name="T3">O</text:span><text:span text:style-name="T2">K</text:span></text:p>
      <text:p text:style-name="P2"/>
      <text:p text:style-name="P5">atualizar informacoes pagina<text:span text:style-name="T7"> – </text:span><text:span text:style-name="T3">O</text:span><text:span text:style-name="T2">K </text:span><text:span text:style-name="T4">(mudar para CONFIGURACOES)</text:span></text:p>
      <text:p text:style-name="P16"/>
      <text:p text:style-name="P10">inserir checkbox de autenticacao de dois fatores tanto no cadastro da conta quanto nas atualizacao de informacoes do contato;</text:p>
      <text:p text:style-name="P9"/>
      <text:p text:style-name="P10">forca da senha medir.</text:p>
      <text:p text:style-name="P12"/>
      <text:p text:style-name="P12">Stems precisam ter o mesmo duracao da full track;</text:p>
      <text:p text:style-name="P10"/>
      <text:p text:style-name="P11">Botoes centralizados</text:p>
      <text:p text:style-name="P2"/>
      <text:p text:style-name="P4">cartoes de credito pagina<text:span text:style-name="T7"> – </text:span><text:span text:style-name="T3">O</text:span><text:span text:style-name="T2">K</text:span></text:p>
      <text:p text:style-name="P2"/>
      <text:p text:style-name="P2">erro ao curtir fazer simulacao, <text:span text:style-name="T5">se você curte </text:span></text:p>
      <text:p text:style-name="P2"/>
      <text:p text:style-name="P2">playlist pagina</text:p>
      <text:p text:style-name="P2"/>
      <text:p text:style-name="P2">pagina do produtor para o produtor.</text:p>
      <text:p text:style-name="P2"/>
      <text:p text:style-name="P3">pagina do produtor pro usuario visualizar.</text:p>
      <text:p text:style-name="P3"/>
      <text:p text:style-name="P3">verificar todos os mobile não feitos.</text:p>
      <text:p text:style-name="P3"/>
      <text:p text:style-name="P14">Player.</text:p>
      <text:p text:style-name="P2"/>
      <text:p text:style-name="P6"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1</meta:editing-cycles>
    <meta:creation-date>2023-07-14T19:47:00</meta:creation-date>
    <dc:date>2023-10-18T14:26:05.290662768</dc:date>
    <meta:editing-duration>P1DT14H57M37S</meta:editing-duration>
    <meta:generator>LibreOffice/7.3.7.2$Linux_X86_64 LibreOffice_project/30$Build-2</meta:generator>
    <meta:document-statistic meta:table-count="0" meta:image-count="0" meta:object-count="0" meta:page-count="1" meta:paragraph-count="18" meta:word-count="108" meta:character-count="682" meta:non-whitespace-character-count="586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